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6764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2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Less than high school completion</text:p>
          </table:table-cell>
          <table:table-cell table:style-name="ce1" office:value-type="string">
            <text:p>High school completion1</text:p>
          </table:table-cell>
          <table:table-cell table:style-name="ce1" office:value-type="string">
            <text:p>Some college, no bachelor's degree2</text:p>
          </table:table-cell>
          <table:table-cell table:style-name="ce1" office:value-type="string">
            <text:p>Bachelor's or higher degree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57 (1.0)</text:p>
          </table:table-cell>
          <table:table-cell office:value-type="string">
            <text:p>68 (0.7)</text:p>
          </table:table-cell>
          <table:table-cell office:value-type="string">
            <text:p>75 (0.6)</text:p>
          </table:table-cell>
          <table:table-cell office:value-type="string">
            <text:p>84 (0.5)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string">
            <text:p>58 (1.4)</text:p>
          </table:table-cell>
          <table:table-cell office:value-type="string">
            <text:p>68 (0.7)</text:p>
          </table:table-cell>
          <table:table-cell office:value-type="string">
            <text:p>74 (0.7)</text:p>
          </table:table-cell>
          <table:table-cell office:value-type="string">
            <text:p>84 (0.6)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string">
            <text:p>57 (1.1)</text:p>
          </table:table-cell>
          <table:table-cell office:value-type="string">
            <text:p>70 (0.7)</text:p>
          </table:table-cell>
          <table:table-cell office:value-type="string">
            <text:p>76 (0.6)</text:p>
          </table:table-cell>
          <table:table-cell office:value-type="string">
            <text:p>85 (0.5)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office:value-type="string">
            <text:p>59 (1.3)</text:p>
          </table:table-cell>
          <table:table-cell office:value-type="string">
            <text:p>70 (0.8)</text:p>
          </table:table-cell>
          <table:table-cell office:value-type="string">
            <text:p>77 (0.7)</text:p>
          </table:table-cell>
          <table:table-cell office:value-type="string">
            <text:p>86 (0.5)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office:value-type="string">
            <text:p>57 (1.4)</text:p>
          </table:table-cell>
          <table:table-cell office:value-type="string">
            <text:p>72 (0.7)</text:p>
          </table:table-cell>
          <table:table-cell office:value-type="string">
            <text:p>80 (0.5)</text:p>
          </table:table-cell>
          <table:table-cell office:value-type="string">
            <text:p>86 (0.5)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office:value-type="string">
            <text:p>59 (1.5)</text:p>
          </table:table-cell>
          <table:table-cell office:value-type="string">
            <text:p>72 (0.7)</text:p>
          </table:table-cell>
          <table:table-cell office:value-type="string">
            <text:p>79 (0.6)</text:p>
          </table:table-cell>
          <table:table-cell office:value-type="string">
            <text:p>86 (0.5)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office:value-type="string">
            <text:p>57 (1.4)</text:p>
          </table:table-cell>
          <table:table-cell office:value-type="string">
            <text:p>74 (0.7)</text:p>
          </table:table-cell>
          <table:table-cell office:value-type="string">
            <text:p>80 (0.6)</text:p>
          </table:table-cell>
          <table:table-cell office:value-type="string">
            <text:p>87 (0.5)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string">
            <text:p>57 (1.7)</text:p>
          </table:table-cell>
          <table:table-cell office:value-type="string">
            <text:p>69 (0.8)</text:p>
          </table:table-cell>
          <table:table-cell office:value-type="string">
            <text:p>78 (0.7)</text:p>
          </table:table-cell>
          <table:table-cell office:value-type="string">
            <text:p>86 (0.5)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office:value-type="string">
            <text:p>53 (1.7)</text:p>
          </table:table-cell>
          <table:table-cell office:value-type="string">
            <text:p>68 (0.8)</text:p>
          </table:table-cell>
          <table:table-cell office:value-type="string">
            <text:p>75 (0.7)</text:p>
          </table:table-cell>
          <table:table-cell office:value-type="string">
            <text:p>86 (0.5)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office:value-type="string">
            <text:p>61 (1.6)</text:p>
          </table:table-cell>
          <table:table-cell office:value-type="string">
            <text:p>73 (0.7)</text:p>
          </table:table-cell>
          <table:table-cell office:value-type="string">
            <text:p>79 (0.7)</text:p>
          </table:table-cell>
          <table:table-cell office:value-type="string">
            <text:p>87 (0.4)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string">
            <text:p>60 (1.8)</text:p>
          </table:table-cell>
          <table:table-cell office:value-type="string">
            <text:p>74 (0.6)</text:p>
          </table:table-cell>
          <table:table-cell office:value-type="string">
            <text:p>80 (0.7)</text:p>
          </table:table-cell>
          <table:table-cell office:value-type="string">
            <text:p>88 (0.5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12:2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2:21:57.68</meta:creation-date>
    <dc:date>2026-03-02T12:22:24.39</dc:date>
    <dc:creator>Scott  Morgan</dc:creator>
    <meta:editing-duration>PT27S</meta:editing-duration>
    <meta:editing-cycles>1</meta:editing-cycles>
    <meta:document-statistic meta:table-count="3" meta:cell-count="60" meta:object-count="0"/>
    <meta:generator>OpenOffice/4.1.16$Win32 OpenOffice.org_project/4116m3$Build-9816</meta:generator>
  </office:meta>
</office:document-meta>
</file>